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63.8mm"/>
    </style:style>
    <style:style style:name="co6" style:family="table-column">
      <style:table-column-properties fo:break-before="auto" style:column-width="33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3mm" fo:break-before="auto" style:use-optimal-row-height="false"/>
    </style:style>
    <style:style style:name="ro2" style:family="table-row">
      <style:table-row-properties style:row-height="19.53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5.03mm" fo:break-before="auto" style:use-optimal-row-height="false"/>
    </style:style>
    <style:style style:name="ro5" style:family="table-row">
      <style:table-row-properties style:row-height="9.47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 style:data-style-name="N38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8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="0.74pt solid #000000" style:vertical-align="middle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12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74pt solid #000000" style:vertical-align="middle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Soir</text:p>
          </table:table-cell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Note</text:p>
          </table:table-cell>
          <table:table-cell table:style-name="ce5" table:number-columns-repeated="1017"/>
          <table:table-cell/>
        </table:table-row>
        <table:table-row table:style-name="ro2">
          <table:table-cell table:style-name="ce7" office:value-type="date" office:date-value="2022-06-15" calcext:value-type="date">
            <text:p>mercredi 15 juin 2022</text:p>
          </table:table-cell>
          <table:table-cell table:style-name="ce10" office:value-type="string" calcext:value-type="string">
            <text:p>St-Molf → Paris</text:p>
          </table:table-cell>
          <table:table-cell table:style-name="ce10" office:value-type="string" calcext:value-type="string">
            <text:p>St-Molf</text:p>
          </table:table-cell>
          <table:table-cell table:style-name="ce10" office:value-type="string" calcext:value-type="string">
            <text:p>Paris</text:p>
            <text:p>Micheline</text:p>
          </table:table-cell>
          <table:table-cell table:style-name="ce12" office:value-type="string" calcext:value-type="string">
            <text:p>13h15 St Molf</text:p>
            <text:p>14h07 La Baule</text:p>
            <text:p>17h24 Paris L6 Nation &amp; L9</text:p>
            <text:p>19h Micheline</text:p>
          </table:table-cell>
          <table:table-cell table:style-name="ce10" office:value-type="string" calcext:value-type="string">
            <text:p>22 rue Colbert</text:p>
            <text:p>Montreuil</text:p>
          </table:table-cell>
          <table:table-cell table:style-name="ce16" table:number-columns-repeated="1017"/>
          <table:table-cell/>
        </table:table-row>
        <table:table-row table:style-name="ro3">
          <table:table-cell table:style-name="ce7" table:formula="of:=[.A2]+1" office:value-type="date" office:date-value="2022-06-16" calcext:value-type="date">
            <text:p>jeudi 16 juin 2022</text:p>
          </table:table-cell>
          <table:table-cell table:style-name="ce10" table:number-columns-repeated="3"/>
          <table:table-cell table:style-name="ce12" office:value-type="string" calcext:value-type="string">
            <text:p>Musée d’Orsay expo Gaudi</text:p>
            <text:p>Expo Maillol + Van Gogh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1">
          <table:table-cell table:style-name="ce7" table:formula="of:=[.A3]+1" office:value-type="date" office:date-value="2022-06-17" calcext:value-type="date">
            <text:p>vendredi 17 juin 2022</text:p>
          </table:table-cell>
          <table:table-cell table:style-name="ce10" table:number-columns-repeated="3"/>
          <table:table-cell table:style-name="ce12" office:value-type="string" calcext:value-type="string">
            <text:p>Musée du Louvre 12h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3">
          <table:table-cell table:style-name="ce7" table:formula="of:=[.A4]+1" office:value-type="date" office:date-value="2022-06-18" calcext:value-type="date">
            <text:p>samedi 18 juin 2022</text:p>
          </table:table-cell>
          <table:table-cell table:style-name="ce10" table:number-columns-repeated="3"/>
          <table:table-cell table:style-name="ce12" office:value-type="string" calcext:value-type="string">
            <text:p>Musée du Louvre 12h</text:p>
            <text:p>Expo : Pharaon des deux terres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3">
          <table:table-cell table:style-name="ce7" table:formula="of:=[.A5]+1" office:value-type="date" office:date-value="2022-06-19" calcext:value-type="date">
            <text:p>dimanche 19 juin 2022</text:p>
          </table:table-cell>
          <table:table-cell table:style-name="ce10" office:value-type="string" calcext:value-type="string">
            <text:p>Paris → Mons</text:p>
          </table:table-cell>
          <table:table-cell table:style-name="ce10" office:value-type="string" calcext:value-type="string">
            <text:p>Paris</text:p>
            <text:p>Micheline</text:p>
          </table:table-cell>
          <table:table-cell table:style-name="ce10" office:value-type="string" calcext:value-type="string">
            <text:p>Mons</text:p>
            <text:p>Christophe</text:p>
          </table:table-cell>
          <table:table-cell table:style-name="ce13" office:value-type="string" calcext:value-type="string">
            <text:p>12h25 Paris Nord</text:p>
            <text:p>14h43 Mons (via Bruxelles midi)</text:p>
          </table:table-cell>
          <table:table-cell table:style-name="ce10" office:value-type="string" calcext:value-type="string">
            <text:p>18 rue du Miroir</text:p>
          </table:table-cell>
          <table:table-cell table:style-name="ce16" table:number-columns-repeated="1017"/>
          <table:table-cell/>
        </table:table-row>
        <table:table-row table:style-name="ro4">
          <table:table-cell table:style-name="ce7" table:formula="of:=[.A6]+1" office:value-type="date" office:date-value="2022-06-20" calcext:value-type="date">
            <text:p>lundi 20 juin 2022</text:p>
          </table:table-cell>
          <table:table-cell table:style-name="ce17" office:value-type="string" calcext:value-type="string">
            <text:p>Parlamentarium Rue Wiertz 60, 1047 Bruxelles 13h</text:p>
          </table:table-cell>
          <table:table-cell table:style-name="ce17" office:value-type="string" calcext:value-type="string">
            <text:p>Métro Maelbeck</text:p>
          </table:table-cell>
          <table:table-cell table:style-name="ce30" office:value-type="string" calcext:value-type="string">
            <text:p>Mons-Bru</text:p>
            <text:p>10h50/11h35</text:p>
            <text:p>17h17/18h08</text:p>
          </table:table-cell>
          <table:table-cell table:style-name="ce12" office:value-type="string" calcext:value-type="string">
            <text:p>Bruxelles – Métro Schumann</text:p>
            <text:p>Rue Archimède 1</text:p>
          </table:table-cell>
          <table:table-cell table:style-name="ce34" office:value-type="string" calcext:value-type="string">
            <text:p>Experience Europe exhibition centre</text:p>
          </table:table-cell>
          <table:table-cell table:style-name="ce16" table:number-columns-repeated="1017"/>
          <table:table-cell/>
        </table:table-row>
        <table:table-row table:style-name="ro5">
          <table:table-cell table:style-name="ce7" table:formula="of:=[.A7]+1" office:value-type="date" office:date-value="2022-06-21" calcext:value-type="date">
            <text:p>mardi 21 juin 2022</text:p>
          </table:table-cell>
          <table:table-cell table:style-name="ce19" office:value-type="string" calcext:value-type="string">
            <text:p>00 32 65 33 55 80 OT</text:p>
            <text:p>00 32 65 88 74 88 Colfontaine</text:p>
          </table:table-cell>
          <table:table-cell table:style-name="ce27" office:value-type="string" calcext:value-type="string">
            <text:p>14h14/14h28* Mons/St Ghislain</text:p>
            <text:p>17h31/17h45 St Ghislain/Mons</text:p>
          </table:table-cell>
          <table:table-cell table:style-name="ce31"/>
          <table:table-cell table:style-name="ce24" office:value-type="string" calcext:value-type="string">
            <text:p>15h Maison de Van Gogh rue Wilson 221 Wasmes</text:p>
          </table:table-cell>
          <table:table-cell table:style-name="ce35"/>
          <table:table-cell table:style-name="ce16" table:number-columns-repeated="1017"/>
          <table:table-cell table:style-name="ce29"/>
        </table:table-row>
        <table:table-row table:style-name="ro5">
          <table:table-cell table:style-name="ce7" table:formula="of:=[.A8]+1" office:value-type="date" office:date-value="2022-06-22" calcext:value-type="date">
            <text:p>mercredi 22 juin 2022</text:p>
          </table:table-cell>
          <table:table-cell table:style-name="ce13" office:value-type="string" calcext:value-type="string">
            <text:p>Les bécheurs BAM rue neuve</text:p>
          </table:table-cell>
          <table:table-cell table:style-name="ce10" table:number-columns-repeated="2"/>
          <table:table-cell table:style-name="ce12"/>
          <table:table-cell table:style-name="ce35" office:value-type="string" calcext:value-type="string">
            <text:p>13h – 17h résa vélo OK</text:p>
          </table:table-cell>
          <table:table-cell table:style-name="ce16" table:number-columns-repeated="1017"/>
          <table:table-cell/>
        </table:table-row>
        <table:table-row table:style-name="ro3">
          <table:table-cell table:style-name="ce7" table:formula="of:=[.A9]+1" office:value-type="date" office:date-value="2022-06-23" calcext:value-type="date">
            <text:p>jeudi 23 juin 2022</text:p>
          </table:table-cell>
          <table:table-cell table:style-name="ce10" office:value-type="string" calcext:value-type="string">
            <text:p>Mons → Edam</text:p>
          </table:table-cell>
          <table:table-cell table:style-name="ce10" office:value-type="string" calcext:value-type="string">
            <text:p>Mons</text:p>
            <text:p>Christophe</text:p>
          </table:table-cell>
          <table:table-cell table:style-name="ce10" office:value-type="string" calcext:value-type="string">
            <text:p>Edam</text:p>
            <text:p>Carla</text:p>
          </table:table-cell>
          <table:table-cell table:style-name="ce12" office:value-type="string" calcext:value-type="string">
            <text:p>10h50 Mons</text:p>
            <text:p>13h44 Amsterdam</text:p>
          </table:table-cell>
          <table:table-cell table:style-name="ce10" office:value-type="string" calcext:value-type="string">
            <text:p>Bus 314</text:p>
          </table:table-cell>
          <table:table-cell table:style-name="ce16" table:number-columns-repeated="1017"/>
          <table:table-cell/>
        </table:table-row>
        <table:table-row table:style-name="ro3">
          <table:table-cell table:style-name="ce7" table:formula="of:=[.A10]+1" office:value-type="date" office:date-value="2022-06-24" calcext:value-type="date">
            <text:p>vendredi 24 juin 2022</text:p>
          </table:table-cell>
          <table:table-cell table:style-name="ce25" office:value-type="string" calcext:value-type="string">
            <text:p>Amsterdam &amp; Region Travel Ticket</text:p>
            <text:p>2X36€50 for 3 days + single ticket to Edam</text:p>
          </table:table-cell>
          <table:table-cell table:style-name="ce28"/>
          <table:table-cell table:style-name="ce10"/>
          <table:table-cell table:style-name="ce12" office:value-type="string" calcext:value-type="string">
            <text:p>12h Van Gogh museum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3">
          <table:table-cell table:style-name="ce7" table:formula="of:=[.A11]+1" office:value-type="date" office:date-value="2022-06-25" calcext:value-type="date">
            <text:p>samedi 25 juin 2022</text:p>
          </table:table-cell>
          <table:table-cell table:style-name="ce10" office:value-type="string" calcext:value-type="string">
            <text:p>Utrech</text:p>
          </table:table-cell>
          <table:table-cell table:style-name="ce10" table:number-columns-repeated="2"/>
          <table:table-cell table:style-name="ce12" office:value-type="string" calcext:value-type="string">
            <text:p>11h53/12h50</text:p>
            <text:p>17h08/18h07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1">
          <table:table-cell table:style-name="ce7" table:formula="of:=[.A12]+1" office:value-type="date" office:date-value="2022-06-26" calcext:value-type="date">
            <text:p>dimanche 26 juin 2022</text:p>
          </table:table-cell>
          <table:table-cell table:style-name="ce10" table:number-columns-repeated="3"/>
          <table:table-cell table:style-name="ce12" office:value-type="string" calcext:value-type="string">
            <text:p>12h Rex museum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1">
          <table:table-cell table:style-name="ce7" table:formula="of:=[.A13]+1" office:value-type="date" office:date-value="2022-06-27" calcext:value-type="date">
            <text:p>lundi 27 juin 2022</text:p>
          </table:table-cell>
          <table:table-cell table:style-name="ce10" table:number-columns-repeated="3"/>
          <table:table-cell table:style-name="ce12" office:value-type="string" calcext:value-type="string">
            <text:p>12h Van Gogh museum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1">
          <table:table-cell table:style-name="ce7" table:formula="of:=[.A14]+1" office:value-type="date" office:date-value="2022-06-28" calcext:value-type="date">
            <text:p>mardi 28 juin 2022</text:p>
          </table:table-cell>
          <table:table-cell table:style-name="ce10" table:number-columns-repeated="3"/>
          <table:table-cell table:style-name="ce12" office:value-type="string" calcext:value-type="string">
            <text:p>Vélo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3">
          <table:table-cell table:style-name="ce7" table:formula="of:=[.A15]+1" office:value-type="date" office:date-value="2022-06-29" calcext:value-type="date">
            <text:p>mercredi 29 juin 2022</text:p>
          </table:table-cell>
          <table:table-cell table:style-name="ce10" office:value-type="string" calcext:value-type="string">
            <text:p>Amsterdam → St Molf</text:p>
          </table:table-cell>
          <table:table-cell table:style-name="ce10" office:value-type="string" calcext:value-type="string">
            <text:p>Edam</text:p>
            <text:p>Carla</text:p>
          </table:table-cell>
          <table:table-cell table:style-name="ce10" office:value-type="string" calcext:value-type="string">
            <text:p>St Molf</text:p>
          </table:table-cell>
          <table:table-cell table:style-name="ce12" office:value-type="string" calcext:value-type="string">
            <text:p>11h15 Amsterdam</text:p>
            <text:p>19h06 La Baule</text:p>
          </table:table-cell>
          <table:table-cell table:style-name="ce10"/>
          <table:table-cell table:style-name="ce16" table:number-columns-repeated="1017"/>
          <table:table-cell/>
        </table:table-row>
        <table:table-row table:style-name="ro6">
          <table:table-cell table:style-name="ce9" office:value-type="string" calcext:value-type="string">
            <text:p>* téléphoner heure d’arrivée</text:p>
          </table:table-cell>
          <table:table-cell table:number-columns-repeated="1023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8.01mm" fo:margin-bottom="8.01mm" fo:margin-left="10mm" fo:margin-right="1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Voyage St-Molf -&gt; Paris -&gt; Mons -&gt; Edam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1:29:01.620006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8T12:41:46.431006489</meta:creation-date>
    <meta:generator>LibreOffice/6.0.7.3$Linux_X86_64 LibreOffice_project/00m0$Build-3</meta:generator>
    <meta:print-date>2022-06-13T15:48:10.827590890</meta:print-date>
    <dc:date>2022-06-13T15:48:21.364410877</dc:date>
    <meta:editing-duration>PT5H3M29S</meta:editing-duration>
    <meta:editing-cycles>13</meta:editing-cycles>
    <meta:document-statistic meta:table-count="1" meta:cell-count="60" meta:object-count="0"/>
  </office:meta>
</office:document-meta>
</file>